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#x [mm]</text:p>
          </table:table-cell>
          <table:table-cell office:value-type="string">
            <text:p>dx [mm]</text:p>
          </table:table-cell>
          <table:table-cell office:value-type="string">
            <text:p>5*TA [ms]</text:p>
          </table:table-cell>
          <table:table-cell office:value-type="string">
            <text:p>5*TB [ms]</text:p>
          </table:table-cell>
          <table:table-cell office:value-type="string">
            <text:p>5*dT [ms]</text:p>
          </table:table-cell>
          <table:table-cell office:value-type="string">
            <text:p>TA [ms]</text:p>
          </table:table-cell>
          <table:table-cell office:value-type="string">
            <text:p>TB [ms]</text:p>
          </table:table-cell>
          <table:table-cell office:value-type="string">
            <text:p>dT [ms]</text:p>
          </table:table-cell>
        </table:table-row>
        <table:table-row table:style-name="ro2">
          <table:table-cell office:value-type="float" office:value="-155">
            <text:p>-155</text:p>
          </table:table-cell>
          <table:table-cell office:value-type="float" office:value="1">
            <text:p>1</text:p>
          </table:table-cell>
          <table:table-cell office:value-type="float" office:value="9894.3">
            <text:p>9894.3</text:p>
          </table:table-cell>
          <table:table-cell office:value-type="float" office:value="9890">
            <text:p>9890</text:p>
          </table:table-cell>
          <table:table-cell office:value-type="float" office:value="0.1">
            <text:p>0.1</text:p>
          </table:table-cell>
          <table:table-cell table:formula="of:=[.C2]/5" office:value-type="float" office:value="1978.86">
            <text:p>1978.86</text:p>
          </table:table-cell>
          <table:table-cell table:formula="of:=[.D2]/5" office:value-type="float" office:value="1978">
            <text:p>1978</text:p>
          </table:table-cell>
          <table:table-cell table:formula="of:=[.E2]/5" office:value-type="float" office:value="0.02">
            <text:p>0.02</text:p>
          </table:table-cell>
        </table:table-row>
        <table:table-row table:style-name="ro2">
          <table:table-cell office:value-type="float" office:value="-160">
            <text:p>-160</text:p>
          </table:table-cell>
          <table:table-cell office:value-type="float" office:value="1">
            <text:p>1</text:p>
          </table:table-cell>
          <table:table-cell office:value-type="float" office:value="9897">
            <text:p>9897</text:p>
          </table:table-cell>
          <table:table-cell office:value-type="float" office:value="9896.8">
            <text:p>9896.8</text:p>
          </table:table-cell>
          <table:table-cell office:value-type="float" office:value="0.1">
            <text:p>0.1</text:p>
          </table:table-cell>
          <table:table-cell table:formula="of:=[.C3]/5" office:value-type="float" office:value="1979.4">
            <text:p>1979.4</text:p>
          </table:table-cell>
          <table:table-cell table:formula="of:=[.D3]/5" office:value-type="float" office:value="1979.36">
            <text:p>1979.36</text:p>
          </table:table-cell>
          <table:table-cell table:formula="of:=[.E3]/5" office:value-type="float" office:value="0.02">
            <text:p>0.02</text:p>
          </table:table-cell>
        </table:table-row>
        <table:table-row table:style-name="ro2">
          <table:table-cell office:value-type="float" office:value="-165">
            <text:p>-165</text:p>
          </table:table-cell>
          <table:table-cell office:value-type="float" office:value="1">
            <text:p>1</text:p>
          </table:table-cell>
          <table:table-cell office:value-type="float" office:value="9897.2">
            <text:p>9897.2</text:p>
          </table:table-cell>
          <table:table-cell office:value-type="float" office:value="9907.4">
            <text:p>9907.4</text:p>
          </table:table-cell>
          <table:table-cell office:value-type="float" office:value="0.1">
            <text:p>0.1</text:p>
          </table:table-cell>
          <table:table-cell table:formula="of:=[.C4]/5" office:value-type="float" office:value="1979.44">
            <text:p>1979.44</text:p>
          </table:table-cell>
          <table:table-cell table:formula="of:=[.D4]/5" office:value-type="float" office:value="1981.48">
            <text:p>1981.48</text:p>
          </table:table-cell>
          <table:table-cell table:formula="of:=[.E4]/5" office:value-type="float" office:value="0.02">
            <text:p>0.02</text:p>
          </table:table-cell>
        </table:table-row>
        <table:table-row table:style-name="ro2">
          <table:table-cell office:value-type="float" office:value="-161">
            <text:p>-161</text:p>
          </table:table-cell>
          <table:table-cell office:value-type="float" office:value="1">
            <text:p>1</text:p>
          </table:table-cell>
          <table:table-cell office:value-type="float" office:value="9897.8">
            <text:p>9897.8</text:p>
          </table:table-cell>
          <table:table-cell office:value-type="float" office:value="9901.9">
            <text:p>9901.9</text:p>
          </table:table-cell>
          <table:table-cell office:value-type="float" office:value="0.1">
            <text:p>0.1</text:p>
          </table:table-cell>
          <table:table-cell table:formula="of:=[.C5]/5" office:value-type="float" office:value="1979.56">
            <text:p>1979.56</text:p>
          </table:table-cell>
          <table:table-cell table:formula="of:=[.D5]/5" office:value-type="float" office:value="1980.38">
            <text:p>1980.38</text:p>
          </table:table-cell>
          <table:table-cell table:formula="of:=[.E5]/5" office:value-type="float" office:value="0.02">
            <text:p>0.02</text:p>
          </table:table-cell>
        </table:table-row>
        <table:table-row table:style-name="ro2">
          <table:table-cell office:value-type="float" office:value="-163">
            <text:p>-163</text:p>
          </table:table-cell>
          <table:table-cell office:value-type="float" office:value="1">
            <text:p>1</text:p>
          </table:table-cell>
          <table:table-cell office:value-type="float" office:value="9899.3">
            <text:p>9899.3</text:p>
          </table:table-cell>
          <table:table-cell office:value-type="float" office:value="9902.8">
            <text:p>9902.8</text:p>
          </table:table-cell>
          <table:table-cell office:value-type="float" office:value="0.1">
            <text:p>0.1</text:p>
          </table:table-cell>
          <table:table-cell table:formula="of:=[.C6]/5" office:value-type="float" office:value="1979.86">
            <text:p>1979.86</text:p>
          </table:table-cell>
          <table:table-cell table:formula="of:=[.D6]/5" office:value-type="float" office:value="1980.56">
            <text:p>1980.56</text:p>
          </table:table-cell>
          <table:table-cell table:formula="of:=[.E6]/5" office:value-type="float" office:value="0.02">
            <text:p>0.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7:48:04</meta:creation-date>
    <dc:date>2014-05-29T17:51:47</dc:date>
    <meta:editing-duration>P0D</meta:editing-duration>
    <meta:editing-cycles>1</meta:editing-cycles>
    <meta:document-statistic meta:table-count="3" meta:cell-count="48" meta:object-count="0"/>
    <meta:generator>LibreOffice/3.5$Linux_X86_64 LibreOffice_project/350m1$Build-2</meta:generator>
  </office:meta>
</office:document-meta>
</file>